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, для разработчика wordpress</text:p>
      <text:p text:style-name="Standard">ChatGPT</text:p>
      <text:p text:style-name="P1">ChatGPT</text:p>
      <text:p text:style-name="Text_20_body">Конечно, вот список вопросов для проверки знаний и умений разработчика WordPress, разбитый по категориям:</text:p>
      <text:h text:style-name="Heading_20_3" text:outline-level="3">Основы WordPress:</text:h>
      <text:list xml:id="list6409148594191211349" text:style-name="L1">
        <text:list-item>
          <text:p text:style-name="P9">Как установить WordPress на локальном сервере для разработки?</text:p>
        </text:list-item>
        <text:list-item>
          <text:p text:style-name="P9">Как создать новый пользовательский аккаунт в WordPress?</text:p>
        </text:list-item>
        <text:list-item>
          <text:p text:style-name="P9">Как изменить базовые настройки сайта через административную панель?</text:p>
        </text:list-item>
        <text:list-item>
          <text:p text:style-name="P2">Как установить и активировать тему в WordPress?</text:p>
        </text:list-item>
      </text:list>
      <text:h text:style-name="Heading_20_3" text:outline-level="3">Темизация (Theme Development):</text:h>
      <text:list xml:id="list3150831003956476375" text:style-name="L2">
        <text:list-item>
          <text:p text:style-name="P10">Какие файлы составляют базовую структуру темы WordPress?</text:p>
        </text:list-item>
        <text:list-item>
          <text:p text:style-name="P10">Как добавить пользовательский CSS в тему WordPress?</text:p>
        </text:list-item>
        <text:list-item>
          <text:p text:style-name="P10">Что такое функциональные файлы (functions.php) в теме WordPress и для чего они используются?</text:p>
        </text:list-item>
        <text:list-item>
          <text:p text:style-name="P3">Как создать пользовательский шаблон страницы в WordPress?</text:p>
        </text:list-item>
      </text:list>
      <text:h text:style-name="Heading_20_3" text:outline-level="3">Разработка плагинов (Plugin Development):</text:h>
      <text:list xml:id="list5190393561880778019" text:style-name="L3">
        <text:list-item>
          <text:p text:style-name="P11">Что такое хуки и фильтры в WordPress и как их использовать?</text:p>
        </text:list-item>
        <text:list-item>
          <text:p text:style-name="P11">Как создать новый плагин WordPress?</text:p>
        </text:list-item>
        <text:list-item>
          <text:p text:style-name="P11">Как добавить новое меню в административную панель WordPress с помощью плагина?</text:p>
        </text:list-item>
        <text:list-item>
          <text:p text:style-name="P4">Как добавить новый виджет в WordPress с помощью плагина?</text:p>
        </text:list-item>
      </text:list>
      <text:h text:style-name="Heading_20_3" text:outline-level="3">База данных и API:</text:h>
      <text:list xml:id="list5636262748063805128" text:style-name="L4">
        <text:list-item>
          <text:p text:style-name="P12">Какие типы данных хранятся в таблицах базы данных WordPress?</text:p>
        </text:list-item>
        <text:list-item>
          <text:p text:style-name="P12">Как выполнить пользовательский запрос к базе данных WordPress?</text:p>
        </text:list-item>
        <text:list-item>
          <text:p text:style-name="P5">Как использовать REST API WordPress для получения данных из сайта?</text:p>
        </text:list-item>
      </text:list>
      <text:h text:style-name="Heading_20_3" text:outline-level="3">Оптимизация и безопасность:</text:h>
      <text:list xml:id="list4011466318580062241" text:style-name="L5">
        <text:list-item>
          <text:p text:style-name="P13">Какие меры безопасности можно применить для защиты WordPress сайта?</text:p>
        </text:list-item>
        <text:list-item>
          <text:p text:style-name="P6">Как улучшить производительность WordPress сайта с помощью кэширования?</text:p>
        </text:list-item>
      </text:list>
      <text:h text:style-name="Heading_20_3" text:outline-level="3">SEO и аналитика:</text:h>
      <text:list xml:id="list8747876580020277995" text:style-name="L6">
        <text:list-item>
          <text:p text:style-name="P14">Какие инструменты можно использовать для анализа трафика на WordPress сайте?</text:p>
        </text:list-item>
        <text:list-item>
          <text:p text:style-name="P7">Какие практики SEO могут быть применены при разработке WordPress сайта?</text:p>
        </text:list-item>
      </text:list>
      <text:h text:style-name="Heading_20_3" text:outline-level="3">Другие вопросы:</text:h>
      <text:list xml:id="list8392004418387932106" text:style-name="L7">
        <text:list-item>
          <text:p text:style-name="P15">Как добавить новый пользовательский тип контента в WordPress?</text:p>
        </text:list-item>
        <text:list-item>
          <text:p text:style-name="P15">Как создать пользовательское поле (мета-поле) для поста в WordPress?</text:p>
        </text:list-item>
        <text:list-item>
          <text:p text:style-name="P8">Как создать пользовательский запрос (WP_Query) для вывода определенных постов на странице?</text:p>
        </text:list-item>
      </text:list>
      <text:p text:style-name="Text_20_body"><text:soft-page-break/>Эти вопросы помогут оценить знания и навыки разработчика WordPress в различных областях разработки и администрирова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1:59:52.70</dc:date>
    <meta:document-statistic meta:table-count="0" meta:image-count="0" meta:object-count="0" meta:page-count="2" meta:paragraph-count="34" meta:word-count="280" meta:character-count="1968"/>
    <dc:creator>Dima Wide</dc:creator>
    <meta:user-defined meta:name="Info 1"/>
    <meta:user-defined meta:name="Info 2"/>
    <meta:user-defined meta:name="Info 3"/>
    <meta:user-defined meta:name="Info 4"/>
  </office:meta>
</office:document-meta>
</file>